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42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4.897cm" style:writing-mode="lr-tb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7.274cm" fo:min-width="27.2cm"/>
    </style:style>
    <style:style style:name="gr5" style:family="graphic" style:parent-style-name="standard">
      <style:graphic-properties draw:stroke="none" draw:fill="none" fo:min-height="2.60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6.656cm" fo:min-width="9.052cm" style:writing-mode="lr-tb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52cm" fo:min-width="3.653cm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9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fo:min-height="6.1cm" fo:min-width="5.531cm" style:writing-mode="lr-tb"/>
      <style:paragraph-properties style:writing-mode="lr-tb"/>
    </style:style>
    <style:style style:name="gr10" style:family="graphic" style:parent-style-name="standard">
      <style:graphic-properties draw:fill="none" loext:fill-use-slide-background="false" draw:textarea-horizontal-align="justify" draw:textarea-vertical-align="top" draw:auto-grow-height="false" fo:min-height="6.1cm" fo:min-width="11.073cm" style:writing-mode="lr-tb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2" style:family="graphic" style:parent-style-name="standard">
      <style:graphic-properties draw:fill="none" loext:fill-use-slide-background="false" draw:textarea-horizontal-align="justify" draw:textarea-vertical-align="middle" draw:auto-grow-height="false" fo:min-height="1.152cm" fo:min-width="3.653cm" style:writing-mode="lr-tb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top" draw:auto-grow-height="false" fo:min-height="5.054cm" fo:min-width="23.147cm" style:writing-mode="lr-tb"/>
      <style:paragraph-properties style:writing-mode="lr-tb"/>
    </style:style>
    <style:style style:name="gr14" style:family="graphic" style:parent-style-name="standard">
      <style:graphic-properties draw:fill="none" loext:fill-use-slide-background="false" draw:textarea-horizontal-align="justify" draw:textarea-vertical-align="top" draw:auto-grow-height="false" fo:min-height="5.022cm" fo:min-width="23.147cm" style:writing-mode="lr-tb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18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fo:min-height="6.1cm" fo:min-width="3.653cm" style:writing-mode="lr-tb"/>
      <style:paragraph-properties style:writing-mode="lr-tb"/>
    </style:style>
    <style:style style:name="gr19" style:family="graphic" style:parent-style-name="standard">
      <style:graphic-properties draw:fill="none" loext:fill-use-slide-background="false" draw:textarea-horizontal-align="justify" draw:textarea-vertical-align="top" draw:auto-grow-height="false" fo:min-height="6.1cm" fo:min-width="12.935cm" style:writing-mode="lr-tb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712cm"/>
      <style:paragraph-properties style:writing-mode="lr-tb"/>
    </style:style>
    <style:style style:name="gr21" style:family="graphic" style:parent-style-name="standard">
      <style:graphic-properties draw:fill="none" loext:fill-use-slide-background="false" draw:textarea-horizontal-align="justify" draw:textarea-vertical-align="middle" draw:auto-grow-height="false" fo:min-height="1.152cm" fo:min-width="11.263cm" style:writing-mode="lr-tb"/>
      <style:paragraph-properties style:writing-mode="lr-tb"/>
    </style:style>
    <style:style style:name="gr22" style:family="graphic" style:parent-style-name="standard">
      <style:graphic-properties draw:fill="none" loext:fill-use-slide-background="false" draw:textarea-horizontal-align="justify" draw:textarea-vertical-align="middle" draw:auto-grow-height="false" fo:min-height="4.022cm" fo:min-width="15.402cm" style:writing-mode="lr-tb"/>
      <style:paragraph-properties style:writing-mode="lr-tb"/>
    </style:style>
    <style:style style:name="P1" style:family="paragraph">
      <loext:graphic-properties draw:fill="none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8" style:family="paragraph">
      <loext:graphic-properties draw:fill="solid" draw:fill-color="#729fcf"/>
      <style:paragraph-properties fo:text-align="center"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61cm" svg:height="1.673cm" svg:x="1.031cm" svg:y="1cm">
          <draw:text-box>
            <text:p><text:span text:style-name="T1">Sitemap</text:span></text:p>
          </draw:text-box>
        </draw:frame>
        <draw:custom-shape draw:style-name="gr2" draw:text-style-name="P3" xml:id="id1" draw:id="id1" draw:layer="layout" svg:width="5.397cm" svg:height="1.905cm" svg:x="12.152cm" svg:y="4.54cm">
          <text:p text:style-name="P2">Homepage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397cm" svg:height="1.905cm" svg:x="1.265cm" svg:y="8.487cm">
          <text:p text:style-name="P2">Theory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397cm" svg:height="1.905cm" svg:x="8.759cm" svg:y="8.487cm">
          <text:p text:style-name="P2">Interactive tree</text:p>
          <text:p text:style-name="P2">visualiza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397cm" svg:height="1.905cm" svg:x="16.265cm" svg:y="8.487cm">
          <text:p text:style-name="P2">About us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397cm" svg:height="1.905cm" svg:x="23.136cm" svg:y="8.487cm">
          <text:p text:style-name="P2">Contact </text:p>
          <text:p text:style-name="P2">Pag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85cm" svg:y1="6.445cm" svg:x2="3.963cm" svg:y2="8.487cm" draw:start-shape="id1" draw:start-glue-point="2" draw:end-shape="id2" draw:end-glue-point="0" svg:d="M14850 6445v1020h-10887v1022" svg:viewBox="0 0 10888 2043">
          <text:p/>
        </draw:connector>
        <draw:connector draw:style-name="gr3" draw:text-style-name="P2" draw:layer="layout" svg:x1="14.85cm" svg:y1="6.445cm" svg:x2="11.457cm" svg:y2="8.487cm" draw:start-shape="id1" draw:start-glue-point="2" draw:end-shape="id3" draw:end-glue-point="0" svg:d="M14850 6445v1020h-3393v1022" svg:viewBox="0 0 3394 2043">
          <text:p/>
        </draw:connector>
        <draw:connector draw:style-name="gr3" draw:text-style-name="P2" draw:layer="layout" svg:x1="14.85cm" svg:y1="6.445cm" svg:x2="18.963cm" svg:y2="8.487cm" draw:start-shape="id1" draw:start-glue-point="2" draw:end-shape="id4" draw:end-glue-point="0" svg:d="M14850 6445v1020h4113v1022" svg:viewBox="0 0 4114 2043">
          <text:p/>
        </draw:connector>
        <draw:connector draw:style-name="gr3" draw:text-style-name="P2" draw:layer="layout" svg:x1="14.85cm" svg:y1="6.445cm" svg:x2="25.834cm" svg:y2="8.487cm" draw:start-shape="id1" draw:start-glue-point="2" draw:end-shape="id5" draw:end-glue-point="0" svg:d="M14850 6445v1020h10984v1022" svg:viewBox="0 0 10985 2043">
          <text:p/>
        </draw:connector>
        <draw:custom-shape draw:style-name="gr4" draw:text-style-name="P4" draw:layer="layout" svg:width="27.7cm" svg:height="17.524cm" svg:x="1cm" svg:y="2.15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4.076cm" svg:height="1.673cm" svg:x="1.031cm" svg:y="1cm">
          <draw:text-box>
            <text:p><text:span text:style-name="T1">Homepage</text:span></text:p>
          </draw:text-box>
        </draw:frame>
        <draw:frame draw:style-name="gr5" draw:text-style-name="P5" draw:layer="layout" svg:width="7.03cm" svg:height="2.855cm" svg:x="11.335cm" svg:y="2.746cm">
          <draw:text-box>
            <text:p text:style-name="P2"><text:span text:style-name="T2">Interactive learning with binary trees</text:span></text:p>
          </draw:text-box>
        </draw:frame>
        <draw:custom-shape draw:style-name="gr6" draw:text-style-name="P3" draw:layer="layout" svg:width="9.552cm" svg:height="6.906cm" svg:x="2.72cm" svg:y="6.641cm">
          <text:p text:style-name="P2">Theory</text:p>
          <text:p text:style-name="P2">explaine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9.552cm" svg:height="6.906cm" svg:x="17.72cm" svg:y="6.641cm">
          <text:p text:style-name="P6">Visualization</text:p>
          <text:p text:style-name="P6">(interactive)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53cm" svg:height="1.402cm" svg:x="5.42cm" svg:y="15.954cm">
          <text:p text:style-name="P2">About u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53cm" svg:height="1.402cm" svg:x="20.42cm" svg:y="15.954cm">
          <text:p text:style-name="P2">Contac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17.524cm" svg:x="1cm" svg:y="2.158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8" draw:text-style-name="P7" draw:layer="layout" svg:width="10.047cm" svg:height="0.962cm" svg:x="9.827cm" svg:y="2.672cm">
          <draw:text-box>
            <text:p text:style-name="P6"><text:span text:style-name="T1">Theory</text:span></text:p>
          </draw:text-box>
        </draw:frame>
        <draw:custom-shape draw:style-name="gr9" draw:text-style-name="P8" draw:layer="layout" svg:width="6.031cm" svg:height="6.35cm" svg:x="5.54cm" svg:y="4.556cm">
          <text:p text:style-name="P2">&lt;example1&gt;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1.573cm" svg:height="6.35cm" svg:x="11.889cm" svg:y="4.556cm">
          <text:p text:style-name="P9">Description….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031cm" svg:height="6.35cm" svg:x="5.539cm" svg:y="11.956cm">
          <text:p text:style-name="P2">&lt;example2&gt;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1.573cm" svg:height="6.35cm" svg:x="11.888cm" svg:y="11.956cm">
          <text:p text:style-name="P9">Description….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17.524cm" svg:x="1cm" svg:y="2.1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53cm" svg:height="1.402cm" svg:x="1.051cm" svg:y="2.2cm">
          <text:p text:style-name="P2">Home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1" draw:text-style-name="P7" draw:layer="layout" svg:width="10.047cm" svg:height="0.962cm" svg:x="9.827cm" svg:y="2.672cm">
          <draw:text-box>
            <text:p text:style-name="P6"><text:span text:style-name="T1">Enter info for the tree to update</text:span></text:p>
          </draw:text-box>
        </draw:frame>
        <draw:custom-shape draw:style-name="gr12" draw:text-style-name="P11" draw:layer="layout" svg:width="4.153cm" svg:height="1.402cm" svg:x="5.373cm" svg:y="5.9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53cm" svg:height="1.402cm" svg:x="5.373cm" svg:y="4.554cm">
          <text:p text:style-name="P2">Create: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153cm" svg:height="1.402cm" svg:x="10.373cm" svg:y="5.9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53cm" svg:height="1.402cm" svg:x="10.373cm" svg:y="4.554cm">
          <text:p text:style-name="P2">Insert: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153cm" svg:height="1.402cm" svg:x="15.373cm" svg:y="5.9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53cm" svg:height="1.402cm" svg:x="15.373cm" svg:y="4.554cm">
          <text:p text:style-name="P2">Delete: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153cm" svg:height="1.402cm" svg:x="20.373cm" svg:y="5.9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53cm" svg:height="1.402cm" svg:x="20.373cm" svg:y="4.554cm">
          <text:p text:style-name="P2">Find: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3.647cm" svg:height="5.304cm" svg:x="3.241cm" svg:y="8.124cm">
          <text:p text:style-name="P9">After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3.647cm" svg:height="5.272cm" svg:x="3.241cm" svg:y="13.913cm">
          <text:p text:style-name="P9">Before</text:p>
          <draw:enhanced-geometry svg:viewBox="0 0 21600 21600" draw:type="rectangle" draw:enhanced-path="M 0 0 L 21600 0 21600 21600 0 21600 0 0 Z N"/>
        </draw:custom-shape>
        <draw:custom-shape draw:style-name="gr15" draw:text-style-name="P2" xml:id="id6" draw:id="id6" draw:layer="layout" svg:width="1.016cm" svg:height="1.016cm" svg:x="8.48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8" draw:id="id8" draw:layer="layout" svg:width="1.016cm" svg:height="1.016cm" svg:x="7.48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7" draw:id="id7" draw:layer="layout" svg:width="1.016cm" svg:height="1.016cm" svg:x="9.283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9.349cm" svg:y1="11.569cm" svg:x2="9.791cm" svg:y2="12.103cm" draw:start-shape="id6" draw:start-glue-point="9" draw:end-shape="id7" draw:end-glue-point="4" svg:d="M9349 11569l442 534" svg:viewBox="0 0 443 535">
          <text:p/>
        </draw:connector>
        <draw:connector draw:style-name="gr16" draw:text-style-name="P4" draw:layer="layout" draw:type="line" svg:x1="8.629cm" svg:y1="11.569cm" svg:x2="7.99cm" svg:y2="12.102cm" draw:start-shape="id6" draw:start-glue-point="7" draw:end-shape="id8" draw:end-glue-point="4" svg:d="M8629 11569l-639 533" svg:viewBox="0 0 640 534">
          <text:p/>
        </draw:connector>
        <draw:custom-shape draw:style-name="gr15" draw:text-style-name="P2" xml:id="id9" draw:id="id9" draw:layer="layout" svg:width="1.016cm" svg:height="1.016cm" svg:x="10.28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10.43cm" svg:y1="10.37cm" svg:x2="9.349cm" svg:y2="10.849cm" draw:start-shape="id9" draw:start-glue-point="7" draw:end-shape="id6" draw:end-glue-point="11" svg:d="M10430 10370l-1081 479" svg:viewBox="0 0 1082 480">
          <text:p/>
        </draw:connector>
        <draw:custom-shape draw:style-name="gr15" draw:text-style-name="P2" draw:layer="layout" svg:width="1.016cm" svg:height="1.016cm" svg:x="15.283cm" svg:y="8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15.283cm" svg:y1="9.011cm" svg:x2="11.298cm" svg:y2="10.01cm" draw:end-shape="id9" draw:end-glue-point="10" svg:d="M15283 9011l-3985 999" svg:viewBox="0 0 3986 1000">
          <text:p/>
        </draw:connector>
        <draw:custom-shape draw:style-name="gr15" draw:text-style-name="P2" xml:id="id10" draw:id="id10" draw:layer="layout" svg:width="1.016cm" svg:height="1.016cm" svg:x="20.839cm" svg:y="9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16.299cm" svg:y1="9.011cm" svg:x2="20.839cm" svg:y2="9.689cm" draw:end-shape="id10" draw:end-glue-point="6" svg:d="M16299 9011l4540 678" svg:viewBox="0 0 4541 679">
          <text:p/>
        </draw:connector>
        <draw:custom-shape draw:style-name="gr15" draw:text-style-name="P2" xml:id="id11" draw:id="id11" draw:layer="layout" svg:width="1.016cm" svg:height="1.016cm" svg:x="18.74cm" svg:y="10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20.987cm" svg:y1="10.049cm" svg:x2="19.608cm" svg:y2="10.53cm" draw:start-shape="id10" draw:start-glue-point="7" draw:end-shape="id11" draw:end-glue-point="11" svg:d="M20987 10049l-1379 481" svg:viewBox="0 0 1380 482">
          <text:p/>
        </draw:connector>
        <draw:custom-shape draw:style-name="gr15" draw:text-style-name="P2" xml:id="id13" draw:id="id13" draw:layer="layout" svg:width="1.016cm" svg:height="1.016cm" svg:x="8.436cm" svg:y="16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2" draw:id="id12" draw:layer="layout" svg:width="1.016cm" svg:height="1.016cm" svg:x="10.237cm" svg:y="15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10.385cm" svg:y1="16.104cm" svg:x2="9.304cm" svg:y2="16.583cm" draw:start-shape="id12" draw:start-glue-point="7" draw:end-shape="id13" draw:end-glue-point="11" svg:d="M10385 16104l-1081 479" svg:viewBox="0 0 1082 480">
          <text:p/>
        </draw:connector>
        <draw:custom-shape draw:style-name="gr15" draw:text-style-name="P2" xml:id="id14" draw:id="id14" draw:layer="layout" svg:width="1.016cm" svg:height="1.016cm" svg:x="12.137cm" svg:y="1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11.105cm" svg:y1="16.104cm" svg:x2="12.285cm" svg:y2="16.884cm" draw:start-shape="id12" draw:start-glue-point="9" draw:end-shape="id14" draw:end-glue-point="5" svg:d="M11105 16104l1180 780" svg:viewBox="0 0 1181 781">
          <text:p/>
        </draw:connector>
        <draw:custom-shape draw:style-name="gr15" draw:text-style-name="P2" xml:id="id15" draw:id="id15" draw:layer="layout" svg:width="1.016cm" svg:height="1.016cm" svg:x="15.238cm" svg:y="14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15.238cm" svg:y1="14.745cm" svg:x2="11.253cm" svg:y2="15.744cm" draw:start-shape="id15" draw:start-glue-point="6" draw:end-shape="id12" draw:end-glue-point="10" svg:d="M15238 14745l-3985 999" svg:viewBox="0 0 3986 1000">
          <text:p/>
        </draw:connector>
        <draw:custom-shape draw:style-name="gr15" draw:text-style-name="P2" xml:id="id16" draw:id="id16" draw:layer="layout" svg:width="1.016cm" svg:height="1.016cm" svg:x="20.794cm" svg:y="1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16.254cm" svg:y1="14.745cm" svg:x2="20.794cm" svg:y2="15.423cm" draw:start-shape="id15" draw:start-glue-point="10" draw:end-shape="id16" draw:end-glue-point="6" svg:d="M16254 14745l4540 678" svg:viewBox="0 0 4541 679">
          <text:p/>
        </draw:connector>
        <draw:custom-shape draw:style-name="gr15" draw:text-style-name="P2" xml:id="id17" draw:id="id17" draw:layer="layout" svg:width="1.016cm" svg:height="1.016cm" svg:x="18.695cm" svg:y="16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20.942cm" svg:y1="15.783cm" svg:x2="19.563cm" svg:y2="16.264cm" draw:start-shape="id16" draw:start-glue-point="7" draw:end-shape="id17" draw:end-glue-point="11" svg:d="M20942 15783l-1379 481" svg:viewBox="0 0 1380 482">
          <text:p/>
        </draw:connector>
        <draw:custom-shape draw:style-name="gr15" draw:text-style-name="P2" xml:id="id18" draw:id="id18" draw:layer="layout" svg:width="1.016cm" svg:height="1.016cm" svg:x="10.338cm" svg:y="1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9.306cm" svg:y1="17.305cm" svg:x2="10.486cm" svg:y2="18.085cm" draw:end-shape="id18" draw:end-glue-point="5" svg:d="M9306 17305l1180 780" svg:viewBox="0 0 1181 781">
          <text:p/>
        </draw:connector>
        <draw:custom-shape draw:style-name="gr15" draw:text-style-name="P2" xml:id="id19" draw:id="id19" draw:layer="layout" svg:width="1.016cm" svg:height="1.016cm" svg:x="11.084cm" svg:y="10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11.15cm" svg:y1="10.37cm" svg:x2="11.592cm" svg:y2="10.904cm" draw:end-shape="id19" draw:end-glue-point="4" svg:d="M11150 10370l442 534" svg:viewBox="0 0 443 535">
          <text:p/>
        </draw:connector>
        <draw:custom-shape draw:style-name="gr4" draw:text-style-name="P4" draw:layer="layout" svg:width="27.7cm" svg:height="17.524cm" svg:x="1cm" svg:y="2.1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53cm" svg:height="1.402cm" svg:x="1.051cm" svg:y="2.2cm">
          <text:p text:style-name="P2">Home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7" draw:text-style-name="P7" draw:layer="layout" svg:width="10.047cm" svg:height="0.962cm" svg:x="9.827cm" svg:y="2.672cm">
          <draw:text-box>
            <text:p text:style-name="P6"><text:span text:style-name="T1">About us</text:span></text:p>
          </draw:text-box>
        </draw:frame>
        <draw:custom-shape draw:style-name="gr18" draw:text-style-name="P8" draw:layer="layout" svg:width="4.153cm" svg:height="6.35cm" svg:x="5.54cm" svg:y="4.556cm">
          <text:p text:style-name="P2">&lt;picture1&gt;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3.435cm" svg:height="6.35cm" svg:x="10.027cm" svg:y="4.556cm">
          <text:p text:style-name="P9">Benjamin...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153cm" svg:height="6.35cm" svg:x="5.539cm" svg:y="12.556cm">
          <text:p text:style-name="P2">&lt;picture1&gt;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3.435cm" svg:height="6.35cm" svg:x="10.026cm" svg:y="12.556cm">
          <text:p text:style-name="P9">Jakob...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17.524cm" svg:x="1cm" svg:y="2.1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53cm" svg:height="1.402cm" svg:x="1.051cm" svg:y="2.2cm">
          <text:p text:style-name="P2">Home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20" draw:text-style-name="P7" draw:layer="layout" svg:width="10.047cm" svg:height="0.962cm" svg:x="9.827cm" svg:y="2.672cm">
          <draw:text-box>
            <text:p text:style-name="P6"><text:span text:style-name="T1">Contact</text:span></text:p>
          </draw:text-box>
        </draw:frame>
        <draw:custom-shape draw:style-name="gr7" draw:text-style-name="P3" draw:layer="layout" svg:width="4.153cm" svg:height="1.402cm" svg:x="1.051cm" svg:y="2.2cm">
          <text:p text:style-name="P2">Ho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53cm" svg:height="1.402cm" svg:x="5.373cm" svg:y="4.554cm">
          <text:p text:style-name="P2">Name: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53cm" svg:height="1.402cm" svg:x="5.366cm" svg:y="6.554cm">
          <text:p text:style-name="P2">E-Mail: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1.763cm" svg:height="1.402cm" svg:x="9.543cm" svg:y="6.5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53cm" svg:height="1.402cm" svg:x="5.366cm" svg:y="8.554cm">
          <text:p text:style-name="P2">Message: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5.902cm" svg:height="4.272cm" svg:x="5.366cm" svg:y="9.95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1.763cm" svg:height="1.402cm" svg:x="9.543cm" svg:y="4.5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53cm" svg:height="1.402cm" svg:x="17.066cm" svg:y="14.554cm">
          <text:p text:style-name="P2">Submi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17.524cm" svg:x="1cm" svg:y="2.15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7:19:54.699045669</meta:creation-date>
    <dc:date>2023-05-31T22:29:55.459157952</dc:date>
    <meta:editing-duration>PT40M25S</meta:editing-duration>
    <meta:editing-cycles>30</meta:editing-cycles>
    <meta:generator>LibreOffice/7.5.3.2$Linux_X86_64 LibreOffice_project/50$Build-2</meta:generator>
    <meta:document-statistic meta:object-count="83"/>
  </office:meta>
</office:document-meta>
</file>